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Context.HttpContext( ServletContext servle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ntext.getMimeType( String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ntext.getRealPath( String pa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HttpContext.getMajor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ntext.getContext( String uri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ntext.getRequestDispatcher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ntext.getInitParamet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ntext.getServer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ntext.getInitParameter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ntext.getNamedDispatch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ntext.getMinor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ntext.getResource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ntext.getAttribut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ntext.getResourceAsStream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ntext.remove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ntext.log( String msg , Throwable throw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ntext.get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ntext.setAttribute(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ntext.log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